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fo:text-align="center" style:justify-single-word="false" style:writing-mode="lr-tb"/>
      <style:text-properties fo:font-size="15pt" style:font-size-asian="15pt" style:font-size-complex="15pt"/>
    </style:style>
    <style:style style:name="P3" style:family="paragraph" style:parent-style-name="Text_20_body" style:list-style-name="L1">
      <style:paragraph-properties style:writing-mode="lr-tb"/>
    </style:style>
    <style:style style:name="P4" style:family="paragraph" style:parent-style-name="Text_20_body" style:list-style-name="L2">
      <style:paragraph-properties style:writing-mode="lr-tb"/>
    </style:style>
    <style:style style:name="P5" style:family="paragraph" style:parent-style-name="Text_20_body" style:list-style-name="L3">
      <style:paragraph-properties style:writing-mode="lr-tb"/>
    </style:style>
    <style:style style:name="T1" style:family="text">
      <style:text-properties fo:color="#000000" style:font-name="lucidatypewriter" fo:font-size="12pt" style:font-name-asian="lucidatypewriter" style:font-size-asian="12pt" style:font-name-complex="lucidatypewriter"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line STA</text:p>
      <text:p text:style-name="P1"/>
      <text:p text:style-name="P1"/>
      <text:p text:style-name="P1">This program computes the Spike-Triggered  Average from the stimulus, the trigger times and the spike times of cells.</text:p>
      <text:p text:style-name="P1"/>
      <text:p text:style-name="P1">BEWARE : it only works for the specific checkerboard program used in our team, where a sequence of the stimulus is interleaved with other random sequences (parameter IS.stimulus_organization is set as AABACADA). It can be adapted to other repetition forms by setting another IS.stimulus_organization value and adding a case in function get_trig_ind.</text:p>
      <text:p text:style-name="P1"/>
      <text:p text:style-name="P1">Run script Main_Offline_Analysis to launch the analysis.</text:p>
      <text:p text:style-name="P1"/>
      <text:p text:style-name="P1">The parameters can be set in 2 different ways : by setting parameters values in script set_parameters or with a GUI (General User Interface). The script set_parameters begins with the definition of the variable IsUseGui_set_parameters worth :</text:p>
      <text:list xml:id="list761762074" text:style-name="L1">
        <text:list-item>
          <text:p text:style-name="P3">0 : only the parameters in set_parameters will be used, without GUI</text:p>
        </text:list-item>
        <text:list-item>
          <text:p text:style-name="P3">1, a GUI appears when running Main_Offline_Analysis, and parameters can be modified there (by default it is the one from set_parameters). To start analysis, click twice "OK" .The GUI does NOT disappear, but after a couple of seconds some messages appear in Matlab command window.</text:p>
        </text:list-item>
      </text:list>
      <text:p text:style-name="P1"/>
      <text:p text:style-name="P1">INPUT :</text:p>
      <text:p text:style-name="P1">The trigger times must be in an array called Frames or peak_times, in a .mat or .data file.</text:p>
      <text:p text:style-name="P1"/>
      <text:p text:style-name="P1">The spike times can either be :</text:p>
      <text:list xml:id="list1150319140" text:style-name="L2">
        <text:list-item>
          <text:p text:style-name="P4">in an array SpikeTime, in a .mat file with one file per channel (with name ending with the number of the channel )</text:p>
        </text:list-item>
        <text:list-item>
          <text:p text:style-name="P4">in a cell of arrays SpikeTimes ( element i of the cell is the list of spike times of channel i) , in a .data file with one file for all channels (it can be in the same file than the trigger times)</text:p>
        </text:list-item>
      </text:list>
      <text:p text:style-name="P1"/>
      <text:p text:style-name="P1">The stimulus ( the frames) can be specified in 2 different ways, and the user must specify explicitely which format is used :</text:p>
      <text:list xml:id="list894963469" text:style-name="L3">
        <text:list-item>
          <text:p text:style-name="P5">binary : the stimulus file is the binary file of stimuli (typically called binarysource1000Mbits), used by the checkerboard program. The program will create a Matlab copy of the file, which is up to x8 larger (depending on the number of squares per screen side and the number of frames played). It is easier to use and no large file will be saved. Nevertheless, the computation of this copy can cost up to half of the time of computation. </text:p>
        </text:list-item>
        <text:list-item>
          <text:p text:style-name="P5"><text:s/>.mat file : the Matlab copy of the stimulus is first created and saved by the user with convert_stim_from_binary_file, where the number of squares per screen side and a sufficient number of frames must be specifi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Gardella</meta:initial-creator>
    <meta:creation-date>2015-03-25T17:19:23</meta:creation-date>
    <meta:generator>LibreOffice/3.5$Linux_X86_64 LibreOffice_project/350m1$Build-2</meta:generator>
    <dc:date>2015-03-25T19:21:46</dc:date>
    <dc:creator>Christophe Gardella</dc:creator>
    <meta:editing-duration>PT2H1M39S</meta:editing-duration>
    <meta:editing-cycles>18</meta:editing-cycles>
    <meta:document-statistic meta:table-count="0" meta:image-count="0" meta:object-count="0" meta:page-count="1" meta:paragraph-count="15" meta:word-count="409" meta:character-count="2347" meta:non-whitespace-character-count="1955"/>
  </office:meta>
</office:document-meta>
</file>